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ef16" officeooo:paragraph-rsid="0010ef16"/>
    </style:style>
    <style:style style:name="P2" style:family="paragraph" style:parent-style-name="Text_20_body">
      <style:text-properties officeooo:rsid="0012985a" officeooo:paragraph-rsid="0012985a"/>
    </style:style>
    <style:style style:name="P3" style:family="paragraph" style:parent-style-name="Text_20_body">
      <style:text-properties officeooo:rsid="00139f58" officeooo:paragraph-rsid="00139f58"/>
    </style:style>
    <style:style style:name="P4" style:family="paragraph" style:parent-style-name="Text_20_body">
      <style:text-properties officeooo:rsid="0013f7dc" officeooo:paragraph-rsid="0013f7dc"/>
    </style:style>
    <style:style style:name="P5" style:family="paragraph" style:parent-style-name="Text_20_body">
      <style:text-properties officeooo:rsid="00159042" officeooo:paragraph-rsid="00159042"/>
    </style:style>
    <style:style style:name="T1" style:family="text">
      <style:text-properties officeooo:rsid="00121f53"/>
    </style:style>
    <style:style style:name="T2" style:family="text">
      <style:text-properties officeooo:rsid="00159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Giulio Fontana - esercitatore. <text:s/>Alessandro Gabrielli - laboratorio C</text:p>
      <text:p text:style-name="P1">ftp://ftp.elet.polimi.it/users/Giulio.Fontana/didattica</text:p>
      <text:p text:style-name="P1">ftp://ftp.elet.polimi.it/users/Alessandro.Gabrielli/<text:span text:style-name="T1"><text:tab/><text:tab/>www.deib.polimi.it</text:span></text:p>
      <text:p text:style-name="P2">Esame scritto, diversi esercizi in cui sono chieste domande teoriche o programmi C. Possono esserci esercizi a soglia (solo se es X è risolto con Y punti). Bisogna essere in grado di farci capire: se è sbagliato in pratica, ma l'algoritmo è corretto, bisogna specificarlo, perché possiamo racimolare punti.</text:p>
      <text:p text:style-name="P3">Programma corretto != programma che funziona.</text:p>
      <text:p text:style-name="P3">Il primo compilatore C è stato scritto in linguaggio macchina</text:p>
      <text:p text:style-name="P3">gcc: GNU (GNU is Not Unix) Compiler Collection</text:p>
      <text:p text:style-name="P4">Cause bug: errori di sintassi (errore linea n+1 dove dimentico ';' a n perché conta tutto come una singola istruzione); errori di progetto/algoritmo<text:span text:style-name="T2">. Eliminazione = debugging</text:span></text:p>
      <text:p text:style-name="P5">segmentation fault: hai cercato di usare un pezzo di memoria non tuo.</text:p>
      <text:p text:style-name="P5">CTRL+C per fermare program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127" meta:character-count="925" meta:non-whitespace-character-count="806"/>
  </office:meta>
</office:document-meta>
</file>